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officeooo:rsid="0003d4ef" officeooo:paragraph-rsid="0003d4ef" style:font-size-asian="31.5pt" style:font-size-complex="36pt"/>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officeooo:rsid="00069f55" officeooo:paragraph-rsid="00069f55" style:font-size-asian="15.75pt" style:font-size-complex="18pt"/>
    </style:style>
    <style:style style:name="P5" style:family="paragraph" style:parent-style-name="Standard">
      <style:paragraph-properties fo:text-align="justify" style:justify-single-word="false"/>
      <style:text-properties fo:font-size="18pt" style:text-underline-style="solid" style:text-underline-width="auto" style:text-underline-color="font-color" officeooo:rsid="0007024a" officeooo:paragraph-rsid="0007024a" style:font-size-asian="15.75pt" style:font-size-complex="18pt"/>
    </style:style>
    <style:style style:name="P6" style:family="paragraph" style:parent-style-name="Standard">
      <style:paragraph-properties fo:text-align="center" style:justify-single-word="false"/>
      <style:text-properties fo:font-size="18pt" style:text-underline-style="none" officeooo:rsid="0003d4ef" officeooo:paragraph-rsid="0003d4ef" style:font-size-asian="15.75pt" style:font-size-complex="18pt"/>
    </style:style>
    <style:style style:name="P7" style:family="paragraph" style:parent-style-name="Standard">
      <style:paragraph-properties fo:text-align="justify" style:justify-single-word="false"/>
      <style:text-properties fo:font-size="12pt" style:text-underline-style="none" officeooo:rsid="00069f55" officeooo:paragraph-rsid="00069f55"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7024a" officeooo:paragraph-rsid="0007024a"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98560" officeooo:paragraph-rsid="00098560"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a1835" officeooo:paragraph-rsid="000a1835"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0b51b8" officeooo:paragraph-rsid="000b51b8"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0c5bbd" officeooo:paragraph-rsid="000c5bbd"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0e61be" officeooo:paragraph-rsid="000e61be"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0f5e89" officeooo:paragraph-rsid="000f5e89"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108c4a" officeooo:paragraph-rsid="00108c4a"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123338" officeooo:paragraph-rsid="00123338"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1448d0" officeooo:paragraph-rsid="00149357"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15820b" officeooo:paragraph-rsid="0015820b"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16cab0" officeooo:paragraph-rsid="0016cab0"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18b949" officeooo:paragraph-rsid="0018b949"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192f24" officeooo:paragraph-rsid="00192f24"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1b1c60" officeooo:paragraph-rsid="001b1c60"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1d8ea4" officeooo:paragraph-rsid="001d8ea4"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1e926c" officeooo:paragraph-rsid="001e926c"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2163a2" officeooo:paragraph-rsid="002163a2"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231a3f" officeooo:paragraph-rsid="00231a3f"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247fdf" officeooo:paragraph-rsid="003a958f"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31e74c" officeooo:paragraph-rsid="0031e74c"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393f34" officeooo:paragraph-rsid="00393f34"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3a958f" officeooo:paragraph-rsid="003a958f" style:font-size-asian="10.5pt" style:font-size-complex="12pt"/>
    </style:style>
    <style:style style:name="P31" style:family="paragraph" style:parent-style-name="Standard">
      <style:paragraph-properties fo:text-align="justify" style:justify-single-word="false"/>
      <style:text-properties fo:font-size="12pt" fo:font-style="italic" style:text-underline-style="none" officeooo:rsid="00123338" officeooo:paragraph-rsid="00123338" style:font-size-asian="10.5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style:text-underline-style="none" officeooo:rsid="0024d899" officeooo:paragraph-rsid="0024d899" style:font-size-asian="10.5pt" style:font-style-asian="italic" style:font-size-complex="12pt" style:font-style-complex="italic"/>
    </style:style>
    <style:style style:name="P33" style:family="paragraph" style:parent-style-name="Standard">
      <style:paragraph-properties fo:text-align="justify" style:justify-single-word="false"/>
      <style:text-properties fo:font-size="12pt" fo:font-style="italic" style:text-underline-style="none" officeooo:rsid="0029c45e" officeooo:paragraph-rsid="0029c45e" style:font-size-asian="10.5pt" style:font-style-asian="italic" style:font-size-complex="12pt" style:font-style-complex="italic"/>
    </style:style>
    <style:style style:name="P34" style:family="paragraph" style:parent-style-name="Standard">
      <style:paragraph-properties fo:text-align="justify" style:justify-single-word="false"/>
      <style:text-properties fo:font-size="12pt" fo:font-style="italic" style:text-underline-style="none" officeooo:rsid="002a5d32" officeooo:paragraph-rsid="002a5d32" style:font-size-asian="10.5pt" style:font-style-asian="italic" style:font-size-complex="12pt" style:font-style-complex="italic"/>
    </style:style>
    <style:style style:name="P35" style:family="paragraph" style:parent-style-name="Standard">
      <style:paragraph-properties fo:text-align="justify" style:justify-single-word="false"/>
      <style:text-properties fo:font-size="12pt" fo:font-style="italic" style:text-underline-style="none" officeooo:rsid="002e4ed0" officeooo:paragraph-rsid="002e4ed0" style:font-size-asian="10.5pt" style:font-style-asian="italic" style:font-size-complex="12pt" style:font-style-complex="italic"/>
    </style:style>
    <style:style style:name="P36" style:family="paragraph" style:parent-style-name="Standard">
      <style:paragraph-properties fo:text-align="justify" style:justify-single-word="false"/>
      <style:text-properties fo:font-size="12pt" fo:font-style="italic" style:text-underline-style="none" officeooo:rsid="003579b0" officeooo:paragraph-rsid="003579b0" style:font-size-asian="10.5pt" style:font-style-asian="italic" style:font-size-complex="12pt" style:font-style-complex="italic"/>
    </style:style>
    <style:style style:name="P37" style:family="paragraph" style:parent-style-name="Standard">
      <style:paragraph-properties fo:text-align="justify" style:justify-single-word="false" fo:break-before="page"/>
      <style:text-properties fo:font-size="18pt" style:text-underline-style="solid" style:text-underline-width="auto" style:text-underline-color="font-color" officeooo:rsid="00069f55" officeooo:paragraph-rsid="00069f55" style:font-size-asian="15.75pt" style:font-size-complex="18pt"/>
    </style:style>
    <style:style style:name="P38" style:family="paragraph" style:parent-style-name="Standard">
      <style:paragraph-properties fo:text-align="justify" style:justify-single-word="false"/>
      <style:text-properties fo:font-size="18pt" style:text-underline-style="solid" style:text-underline-width="auto" style:text-underline-color="font-color" officeooo:rsid="00069f55" officeooo:paragraph-rsid="003a958f" style:font-size-asian="15.75pt" style:font-size-complex="18pt"/>
    </style:style>
    <style:style style:name="P39" style:family="paragraph" style:parent-style-name="Standard">
      <style:paragraph-properties fo:text-align="justify" style:justify-single-word="false"/>
      <style:text-properties fo:font-size="12pt" fo:font-style="normal" style:text-underline-style="none" officeooo:rsid="0024d899" officeooo:paragraph-rsid="0024d899" style:font-size-asian="10.5pt" style:font-style-asian="normal" style:font-size-complex="12pt" style:font-style-complex="normal"/>
    </style:style>
    <style:style style:name="P40" style:family="paragraph" style:parent-style-name="Standard">
      <style:paragraph-properties fo:text-align="justify" style:justify-single-word="false"/>
      <style:text-properties fo:font-size="12pt" fo:font-style="normal" style:text-underline-style="none" officeooo:rsid="002722f7" officeooo:paragraph-rsid="002722f7" style:font-size-asian="10.5pt" style:font-style-asian="normal" style:font-size-complex="12pt" style:font-style-complex="normal"/>
    </style:style>
    <style:style style:name="P41" style:family="paragraph" style:parent-style-name="Standard">
      <style:paragraph-properties fo:text-align="justify" style:justify-single-word="false"/>
      <style:text-properties fo:font-size="12pt" fo:font-style="normal" style:text-underline-style="none" officeooo:rsid="0028291f" officeooo:paragraph-rsid="0028291f" style:font-size-asian="10.5pt" style:font-style-asian="normal" style:font-size-complex="12pt" style:font-style-complex="normal"/>
    </style:style>
    <style:style style:name="P42" style:family="paragraph" style:parent-style-name="Standard">
      <style:paragraph-properties fo:text-align="justify" style:justify-single-word="false"/>
      <style:text-properties fo:font-size="12pt" fo:font-style="normal" style:text-underline-style="none" officeooo:rsid="0029c592" officeooo:paragraph-rsid="0029c592" style:font-size-asian="10.5pt" style:font-style-asian="normal" style:font-size-complex="12pt" style:font-style-complex="normal"/>
    </style:style>
    <style:style style:name="P43" style:family="paragraph" style:parent-style-name="Standard">
      <style:paragraph-properties fo:text-align="justify" style:justify-single-word="false"/>
      <style:text-properties fo:font-size="12pt" fo:font-style="normal" style:text-underline-style="none" officeooo:rsid="002a5d32" officeooo:paragraph-rsid="002a5d32" style:font-size-asian="10.5pt" style:font-style-asian="normal" style:font-size-complex="12pt" style:font-style-complex="normal"/>
    </style:style>
    <style:style style:name="T1" style:family="text">
      <style:text-properties officeooo:rsid="000a1835"/>
    </style:style>
    <style:style style:name="T2" style:family="text">
      <style:text-properties officeooo:rsid="000c5bbd"/>
    </style:style>
    <style:style style:name="T3" style:family="text">
      <style:text-properties officeooo:rsid="000dfc2e"/>
    </style:style>
    <style:style style:name="T4" style:family="text">
      <style:text-properties officeooo:rsid="000f5e89"/>
    </style:style>
    <style:style style:name="T5" style:family="text">
      <style:text-properties officeooo:rsid="00103e18"/>
    </style:style>
    <style:style style:name="T6" style:family="text">
      <style:text-properties officeooo:rsid="00123338"/>
    </style:style>
    <style:style style:name="T7" style:family="text">
      <style:text-properties officeooo:rsid="00128e23"/>
    </style:style>
    <style:style style:name="T8" style:family="text">
      <style:text-properties officeooo:rsid="00149357"/>
    </style:style>
    <style:style style:name="T9" style:family="text">
      <style:text-properties officeooo:rsid="0015820b"/>
    </style:style>
    <style:style style:name="T10" style:family="text">
      <style:text-properties officeooo:rsid="0016cab0"/>
    </style:style>
    <style:style style:name="T11" style:family="text">
      <style:text-properties officeooo:rsid="0017aeec"/>
    </style:style>
    <style:style style:name="T12" style:family="text">
      <style:text-properties officeooo:rsid="001a63fe"/>
    </style:style>
    <style:style style:name="T13" style:family="text">
      <style:text-properties officeooo:rsid="001cbac5"/>
    </style:style>
    <style:style style:name="T14" style:family="text">
      <style:text-properties officeooo:rsid="001e926c"/>
    </style:style>
    <style:style style:name="T15" style:family="text">
      <style:text-properties officeooo:rsid="001eee83"/>
    </style:style>
    <style:style style:name="T16" style:family="text">
      <style:text-properties fo:font-style="normal" style:font-style-asian="normal" style:font-style-complex="normal"/>
    </style:style>
    <style:style style:name="T17" style:family="text">
      <style:text-properties fo:font-style="normal" officeooo:rsid="0029c592" style:font-style-asian="normal" style:font-style-complex="normal"/>
    </style:style>
    <style:style style:name="T18" style:family="text">
      <style:text-properties fo:font-style="normal" officeooo:rsid="002c2dc0" style:font-style-asian="normal" style:font-style-complex="normal"/>
    </style:style>
    <style:style style:name="T19" style:family="text">
      <style:text-properties fo:font-style="normal" officeooo:rsid="002d7cbf" style:font-style-asian="normal" style:font-style-complex="normal"/>
    </style:style>
    <style:style style:name="T20" style:family="text">
      <style:text-properties fo:font-style="normal" officeooo:rsid="00303d1b" style:font-style-asian="normal" style:font-style-complex="normal"/>
    </style:style>
    <style:style style:name="T21" style:family="text">
      <style:text-properties fo:font-style="normal" officeooo:rsid="0036ccf2" style:font-style-asian="normal" style:font-style-complex="normal"/>
    </style:style>
    <style:style style:name="T22" style:family="text">
      <style:text-properties fo:font-style="normal" officeooo:rsid="00379955" style:font-style-asian="normal" style:font-style-complex="normal"/>
    </style:style>
    <style:style style:name="T23" style:family="text">
      <style:text-properties officeooo:rsid="002722f7"/>
    </style:style>
    <style:style style:name="T24" style:family="text">
      <style:text-properties officeooo:rsid="00337d93"/>
    </style:style>
    <style:style style:name="T25" style:family="text">
      <style:text-properties officeooo:rsid="003a0ea0"/>
    </style:style>
    <style:style style:name="T26" style:family="text">
      <style:text-properties officeooo:rsid="003b67af"/>
    </style:style>
    <style:style style:name="T27" style:family="text">
      <style:text-properties officeooo:rsid="003db5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Rapport de</text:p>
      <text:p text:style-name="P3">projet de Compilation</text:p>
      <text:p text:style-name="P3"/>
      <text:p text:style-name="P3"/>
      <text:p text:style-name="P6"/>
      <text:p text:style-name="P37">Définition de la grammaire :</text:p>
      <text:p text:style-name="P9"/>
      <text:p text:style-name="P9">Afin de réaliser le projet, une grammaire composée de 7 <text:span text:style-name="T1">non-</text:span>terminau<text:span text:style-name="T1">x et de 11 terminaux qui seront détaillés dans la partie suivante.</text:span></text:p>
      <text:p text:style-name="P10">Les non-terminaux sont séparés en deux catégories, les Integer, et les String.</text:p>
      <text:p text:style-name="P10"/>
      <text:p text:style-name="P10">Tout d’abord, nous avons le non-terminal expr, servant, dans une grammaire classique de S’ → S. Ce non-terminal sert à vérifier l’exécution complète du programme en terminant par un affichage de <text:s/>validation.</text:p>
      <text:p text:style-name="P31">Expression : S'-&gt; S</text:p>
      <text:p text:style-name="P16"/>
      <text:p text:style-name="P11">Ensuite vient le non-terminal Integer line, servant à décomposer chaque ligne <text:span text:style-name="T2">du fichier d’entrée. Elle est identifiée par une opération (String ou Integer) suivie d’un retour chariot. C’est également à ce niveau que sont traités les cas d’epsilon, et de retour chariot sans expression.</text:span></text:p>
      <text:p text:style-name="P31">Expression : S -&gt; E\nS | A\nS | B\nS | C\nS | D\nS | \nS | epsilon</text:p>
      <text:p text:style-name="P16"/>
      <text:p text:style-name="P12">Le non-terminal suivant est le retour d’erreur lié à l’affectation. Elle est <text:span text:style-name="T3">simplement</text:span> identifiée par une opération numérique affectée à une variable String, ou une opération String affectée à une variable Int.</text:p>
      <text:p text:style-name="P28">Elle traite également les mauvaises opérations. Par exemple, <text:span text:style-name="T24">multiplication</text:span> de deux chaînes, ou addition de <text:span text:style-name="T24">chaîne</text:span> et d’int.</text:p>
      <text:p text:style-name="P31">Expression : E -&gt; <text:s/>varstring = A | varint = B | A + B | B + A | B * B</text:p>
      <text:p text:style-name="P16"/>
      <text:p text:style-name="P13">Le non-terminal suivant est <text:span text:style-name="T6">oprationInt,</text:span> de type Int<text:span text:style-name="T4">eger</text:span>. C’est à partir de ce niveau que le type commence à avoir une importance, car il s’agit des opération numériques possibles, ainsi que de leur interaction avec la HashMap Int.</text:p>
      <text:p text:style-name="P31">Expression : A -&gt; <text:s/>A+A | A*A | (A) | int | varint</text:p>
      <text:p text:style-name="P16"/>
      <text:p text:style-name="P14">En parallèle, nous avons le non terminal de type String operationStr, s’occupant des opérations sur les types <text:span text:style-name="T5">chaînés</text:span>, et de la HashMap String.</text:p>
      <text:p text:style-name="P31">Expression : B -&gt; <text:s/>B+B | A * B | B * A | (B) | char | varstring</text:p>
      <text:p text:style-name="P16"/>
      <text:p text:style-name="P15">Enfin, afin de pouvoir afficher le retour console correct, nous trouvons les affectations de variables Int et String.</text:p>
      <text:p text:style-name="P31">Expression<text:span text:style-name="T7">s</text:span> : C -&gt; <text:s/>varstring = <text:span text:style-name="T7">B</text:span></text:p>
      <text:p text:style-name="P31"><text:tab/> <text:s text:c="10"/>D -&gt; <text:s/>varstring = A<text:tab/></text:p>
      <text:p text:style-name="P7"/>
      <text:p text:style-name="P4">Table des symboles :</text:p>
      <text:p text:style-name="P7"/>
      <text:p text:style-name="P17">La tables des symboles est composée de 11 symboles. Les <text:span text:style-name="T8">quatre</text:span> symboles d’opération : « + » <text:span text:style-name="T10">(PLUS)</text:span>, « * » <text:span text:style-name="T10">(MULT)</text:span>, « ( » <text:span text:style-name="T10">(OP)</text:span> et « ) » <text:span text:style-name="T10">(CP)</text:span>. <text:span text:style-name="T9">Chacun ayant dans le .cup sa précédence déclarée, avec en ordre de priorité, les parenthèses, la multiplication, puis le plus.</text:span></text:p>
      <text:p text:style-name="P18">Le symbole « = », servant à l’affectation. <text:span text:style-name="T11">(AFFECT)</text:span></text:p>
      <text:p text:style-name="P18">Le symbole « PRINT », qui sert à afficher le contenu des deux HashMap afin de montrer les variables existantes. <text:span text:style-name="T10">(PRINT)</text:span></text:p>
      <text:p text:style-name="P19">Le symbole composé d’au moins un chiffre, représentant les nombres. (NB)</text:p>
      <text:p text:style-name="P20">Le symbole composé d’une seule lettre, minuscule ou majuscule, servant d’identificateur de variable numérique. (VARIABLEINT)</text:p>
      <text:p text:style-name="P20"><text:soft-page-break/>Le symbole d’une <text:span text:style-name="T12">chaîne</text:span> de caractère composé d’un « $ » et suivit d’une unique lettre minuscule ou majuscule servant d’identificateur de vari<text:span text:style-name="T12">a</text:span>ble chaînée. (VARIABLESTRING)</text:p>
      <text:p text:style-name="P21">Le symbole chaîne de caractère d’une suite de lettres, minuscules ou majuscules entourée par un double guillemet, représentant une chaîne de caractère. (CHAR)</text:p>
      <text:p text:style-name="P21">Et enfin, le symbole de retour chariot. (CR)</text:p>
      <text:p text:style-name="P21"/>
      <text:p text:style-name="P22">Sont également présents le symbole [ \t], absent du .cup, et servant simplement à <text:span text:style-name="T13">consommer</text:span> les espaces, et le symbole « . », affichant alors dans la console la présence d’une erreur lexicale, ainsi que la cause, et la ligne de la dite erreur.</text:p>
      <text:p text:style-name="P7"/>
      <text:p text:style-name="P4">Choix de réalisation :</text:p>
      <text:p text:style-name="P7"/>
      <text:p text:style-name="P23">Le fichier .lex suit simplement les requêtes du cahier des charges. Il n’y a pas d’ambiguité possible, car chaque symbole a son propre rôle, et il n’y a pas de « double rôles » possibles comme ça a pû être le cas dans des TP précédents, comme la facture ou les nombres pouvaient se trouver à deux endroits. <text:span text:style-name="T14">L’affichage de l’erreur lexicale directement dans le .lex simplifie grandement la chose, car aucun message n’est à envoyer au .cup, et l’erreur se traite d’elle même avant la résolution de la syntaxe, juste à l’analyse de caractère.</text:span></text:p>
      <text:p text:style-name="P23"/>
      <text:p text:style-name="P24">Pour ce qui est de la grammaire, j’ai choisi de la représenter en synthèse, simplement par habitude, et car j’ai eu plus de pratique en procédant de cette manière qu’en héritage. <text:s/><text:span text:style-name="T15">Les non-terminaux sont mis par défauts en tant que Integer lorsqu’il n’est pas nécessaire de faire une opération dessus, comme c’est le cas pour les non-terminaux errors et line. La création des non-terminaux operationAffectInt et operationAffectString ont été motivés par la nature synthétique de la grammaire. En effet, au début, c’était toujours line qui s’occupait de l’affichage console. Cependant, il devenait compliqué de différencier dans operationStr et operationInt si il s’agissait d’une opération, ou d’une affectation. Il fût donc bien plus simple de créer ces deux non terminaux étant des cas possibles de line, qui laissait donc à ces deux « feuilles » le rôle d’affichage.</text:span></text:p>
      <text:p text:style-name="P24"/>
      <text:p text:style-name="P25">La séparation de operationStr et operationInt est tout simplement obligée de par la nature du retour de RESULT dans l’action code. En effet, RESULT refusait de renvoyer un String si le non-terminal operation était de type Integer, et inversement. J’ai donc choisi de séparer les deux.</text:p>
      <text:p text:style-name="P29">Le fait que ma grammaire soit synthétique m’a obligé à remonter tout l’arbre les erreurs intraitables indépendemment, c’est à dire les erreurs de variables inexistantes. Pour cela, j’ai choisi d’utiliser un blloen ERROR par défaut a false qui <text:span text:style-name="T25">n’activerai</text:span> si une erreur venait à survenir, <text:span text:style-name="T25">stockant la valeur coupable de l’erreur dans la variable ERRORVAL</text:span>, auquel cas une valeur quelconque serait mise dans RESULT, car ce résultat ne sera pas affiché, char à chaque remonté, il est écrasé par la valeur « garbage », et la sortir sur console du line sera une erreur, et la cause de celle-ci.</text:p>
      <text:p text:style-name="P26"/>
      <text:p text:style-name="P26">De même, nous avons deux HashMaps, une &lt;String&gt;&lt;Integer&gt;, et une &lt;String&gt;&lt;String&gt;. Cela est simplement un choix esthétique pour afficher les tables triées avec PRINT, et non pas simplement les variables dans l’ordre d’ajout.</text:p>
      <text:p text:style-name="P26"/>
      <text:p text:style-name="P27">Le traitement des erreurs aurait été compliqué à traiter en tests interne des opérations. Il aurait fallu faire des tests longs et peu lisibles dans les actions code. Les séparer dans leur propre non-terminal permettait non seulement d’éviter ces tests fastidieux, mais également de traiter l’affichage comme pour les affectations, non pas par line mais par le non-terminal errors qui pouvait alors envoyer un message correspondant à chaque erreur possible, et non pas un simple message générique. Ce traitement individuel des erreur, dans une opération directe, aurait demandé une couche de tests <text:soft-page-break/>supplémentaire si une erreur était découverte pour en découvrir la nature. La séparation est donc une simplification supplémentaire.</text:p>
      <text:p text:style-name="P38"/>
      <text:p text:style-name="P38">Justification des fichiers de test :</text:p>
      <text:p text:style-name="P7"/>
      <text:p text:style-name="P32">Note : l’explication du fichier de tests se fera en référant aux lignes du fichier. Il est donc préférable d’ouvrir le fichier avec un <text:span text:style-name="T23">éditeur</text:span> de texte prenant en charge l’affichage des lignes.</text:p>
      <text:p text:style-name="P39"/>
      <text:p text:style-name="P40">Les lignes 1 à 5 du fichier traitent les tests numériques simples. D’abord les opérations a deux opérateurs, puis à trois, puis le bon fonctionnement des parenthèses. </text:p>
      <text:p text:style-name="P41">La ligne 7 test les erreurs lexicales en introduisant des symboles non compris dans le lexique.</text:p>
      <text:p text:style-name="P33"><text:span text:style-name="T16">Les lignes 12 à 21 testent le bon </text:span><text:span text:style-name="T17">fonctionnement</text:span><text:span text:style-name="T16"> des opérations sur des chaînes. Tout d’abord un affichage simple, puis une </text:span><text:span text:style-name="T17">concaténation</text:span><text:span text:style-name="T16">, et enfin une </text:span><text:span text:style-name="T17">multiplication</text:span><text:span text:style-name="T16"> dans les deux sens.</text:span></text:p>
      <text:p text:style-name="P42">La ligne 17 sert à la fois de test d’affectation à une variable du bon type, et à une affectation d’opération, avec une concaténation et une multiplication.</text:p>
      <text:p text:style-name="P34"><text:span text:style-name="T16">Les lignes 19 et 20 sont de simple affectations, et la ligne 21 sert à tester la </text:span><text:span text:style-name="T19">concaténation</text:span><text:span text:style-name="T16"> simplement par le nom des variables.</text:span></text:p>
      <text:p text:style-name="P43">Les lignes 23 à 25 servent à tester la multiplication d’une variable numérique par une variable chaîne.</text:p>
      <text:p text:style-name="P34"><text:span text:style-name="T16">La ligne 27 sert à tester à nouveau la multiplication des </text:span><text:span text:style-name="T19">chaînes</text:span><text:span text:style-name="T16">, mais aussi l’efficacité des parenthèses sur une opération de chaîne, et le concaténation d’une chaîne « brute » et d’une variable de chaîne.</text:span></text:p>
      <text:p text:style-name="P34"><text:span text:style-name="T16">Les lignes 29 et 30 servent à tester les erreurs de typ</text:span><text:span text:style-name="T18">age d’a</text:span><text:span text:style-name="T19">f</text:span><text:span text:style-name="T18">fectation</text:span><text:span text:style-name="T16">.</text:span></text:p>
      <text:p text:style-name="P35"><text:span text:style-name="T16">Les lignes 31 et 3</text:span><text:span text:style-name="T20">3</text:span><text:span text:style-name="T16"> servent à tester les erreurs d’opération.</text:span></text:p>
      <text:p text:style-name="P36"><text:span text:style-name="T16">Les lignes 34 à 37 servent à tester les erreurs de variables inconnues, </text:span><text:span text:style-name="T22">en particulier la ligne 35 testant deux variables inconnues en une seule ligne.</text:span><text:span text:style-name="T16">.</text:span></text:p>
      <text:p text:style-name="P34"><text:span text:style-name="T16">Et enfin, la ligne 3</text:span><text:span text:style-name="T21">7</text:span><text:span text:style-name="T16"> sert à tester la commande de PRINT des variables utilisées dans le fichier de test.</text:span></text:p>
      <text:p text:style-name="P7"/>
      <text:p text:style-name="P5">Erreurs et limitations :</text:p>
      <text:p text:style-name="P8"/>
      <text:p text:style-name="P30">Le fait de devoir remonter l’erreur de variable inexistante tout le long de l’arbre est assez lourde, mais me semble obligatoire étant donné que la grammaire est synthétique. Sûrement qu’un choix de grammaire héritée aurait pesé moins lourd en calculs, et aurait rendu le code plus <text:span text:style-name="T26">lisible.</text:span> <text:span text:style-name="T26">Le code est donc fonctionnel et touts les erreurs sont traitées, mais la lisibilité en est réduite de par le test de présence d’erreur à chaque opé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23:35.356000000</meta:creation-date>
    <meta:generator>LibreOffice/6.1.3.2$Windows_X86_64 LibreOffice_project/86daf60bf00efa86ad547e59e09d6bb77c699acb</meta:generator>
    <dc:date>2020-11-13T09:23:49.413000000</dc:date>
    <meta:editing-duration>PT1H47M33S</meta:editing-duration>
    <meta:editing-cycles>57</meta:editing-cycles>
    <meta:document-statistic meta:table-count="0" meta:image-count="0" meta:object-count="0" meta:page-count="4" meta:paragraph-count="52" meta:word-count="1436" meta:character-count="8579" meta:non-whitespace-character-count="7174"/>
  </office:meta>
</office:document-meta>
</file>